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a2df" officeooo:paragraph-rsid="000fa2df" style:font-size-asian="16pt" style:font-size-complex="16pt"/>
    </style:style>
    <style:style style:name="P2" style:family="paragraph" style:parent-style-name="Standard">
      <style:paragraph-properties fo:text-align="start" style:justify-single-word="false"/>
      <style:text-properties fo:font-size="12pt" officeooo:rsid="000fa2df" officeooo:paragraph-rsid="000fa2df" style:font-size-asian="10.5pt" style:font-size-complex="12pt"/>
    </style:style>
    <style:style style:name="P3" style:family="paragraph" style:parent-style-name="Standard">
      <style:paragraph-properties fo:text-align="start" style:justify-single-word="false"/>
      <style:text-properties fo:font-size="12pt" officeooo:rsid="0010a9bc" officeooo:paragraph-rsid="0010a9bc" style:font-size-asian="10.5pt" style:font-size-complex="12pt"/>
    </style:style>
    <style:style style:name="P4" style:family="paragraph" style:parent-style-name="Standard">
      <style:paragraph-properties fo:text-align="start" style:justify-single-word="false"/>
      <style:text-properties fo:font-size="12pt" officeooo:rsid="0011bb21" officeooo:paragraph-rsid="0011bb21" style:font-size-asian="10.5pt" style:font-size-complex="12pt"/>
    </style:style>
    <style:style style:name="P5" style:family="paragraph" style:parent-style-name="Standard">
      <style:paragraph-properties fo:text-align="start" style:justify-single-word="false"/>
      <style:text-properties fo:font-size="12pt" officeooo:rsid="0011bb21" officeooo:paragraph-rsid="00132d96" style:font-size-asian="10.5pt" style:font-size-complex="12pt"/>
    </style:style>
    <style:style style:name="P6" style:family="paragraph" style:parent-style-name="Standard">
      <style:paragraph-properties fo:text-align="start" style:justify-single-word="false"/>
      <style:text-properties fo:font-size="12pt" officeooo:rsid="00132d96" officeooo:paragraph-rsid="00132d96" style:font-size-asian="10.5pt" style:font-size-complex="12pt"/>
    </style:style>
    <style:style style:name="P7" style:family="paragraph" style:parent-style-name="Standard">
      <style:paragraph-properties fo:text-align="start" style:justify-single-word="false"/>
      <style:text-properties fo:font-size="12pt" officeooo:rsid="0014b28e" officeooo:paragraph-rsid="0014b28e" style:font-size-asian="10.5pt" style:font-size-complex="12pt"/>
    </style:style>
    <style:style style:name="P8" style:family="paragraph" style:parent-style-name="Standard">
      <style:paragraph-properties fo:text-align="start" style:justify-single-word="false"/>
      <style:text-properties fo:font-size="12pt" officeooo:rsid="0015c46f" officeooo:paragraph-rsid="0015c46f" style:font-size-asian="10.5pt" style:font-size-complex="12pt"/>
    </style:style>
    <style:style style:name="P9" style:family="paragraph" style:parent-style-name="Standard">
      <style:paragraph-properties fo:text-align="start" style:justify-single-word="false"/>
      <style:text-properties fo:font-size="12pt" officeooo:rsid="0015c46f" officeooo:paragraph-rsid="00163ba4" style:font-size-asian="10.5pt" style:font-size-complex="12pt"/>
    </style:style>
    <style:style style:name="P10" style:family="paragraph" style:parent-style-name="Standard">
      <style:paragraph-properties fo:text-align="start" style:justify-single-word="false"/>
      <style:text-properties fo:font-size="12pt" officeooo:rsid="00163ba4" officeooo:paragraph-rsid="00163ba4" style:font-size-asian="10.5pt" style:font-size-complex="12pt"/>
    </style:style>
    <style:style style:name="P11" style:family="paragraph" style:parent-style-name="Standard">
      <style:paragraph-properties fo:text-align="start" style:justify-single-word="false"/>
      <style:text-properties fo:font-size="14pt" officeooo:rsid="000fa2df" officeooo:paragraph-rsid="000fa2df" style:font-size-asian="14pt" style:font-size-complex="14pt"/>
    </style:style>
    <style:style style:name="P12" style:family="paragraph" style:parent-style-name="Standard">
      <style:paragraph-properties fo:text-align="start" style:justify-single-word="false"/>
      <style:text-properties fo:font-size="14pt" officeooo:rsid="00132d96" officeooo:paragraph-rsid="00132d96" style:font-size-asian="14pt" style:font-size-complex="14pt"/>
    </style:style>
    <style:style style:name="P13" style:family="paragraph" style:parent-style-name="Standard">
      <style:paragraph-properties fo:text-align="start" style:justify-single-word="false"/>
      <style:text-properties fo:font-size="14pt" officeooo:rsid="0011bb21" officeooo:paragraph-rsid="0011bb21" style:font-size-asian="14pt" style:font-size-complex="14pt"/>
    </style:style>
    <style:style style:name="P14" style:family="paragraph" style:parent-style-name="Standard">
      <style:paragraph-properties fo:text-align="start" style:justify-single-word="false"/>
      <style:text-properties fo:font-size="14pt" officeooo:rsid="0014b28e" officeooo:paragraph-rsid="0014b28e" style:font-size-asian="14pt" style:font-size-complex="14pt"/>
    </style:style>
    <style:style style:name="T1" style:family="text">
      <style:text-properties officeooo:rsid="0010a9bc"/>
    </style:style>
    <style:style style:name="T2" style:family="text">
      <style:text-properties officeooo:rsid="00132d96"/>
    </style:style>
    <style:style style:name="T3" style:family="text">
      <style:text-properties officeooo:rsid="0014b28e"/>
    </style:style>
    <style:style style:name="T4" style:family="text">
      <style:text-properties fo:font-size="12pt" officeooo:rsid="0014b28e" style:font-size-asian="10.5pt" style:font-size-complex="12pt"/>
    </style:style>
    <style:style style:name="T5" style:family="text">
      <style:text-properties officeooo:rsid="0015c46f"/>
    </style:style>
    <style:style style:name="T6" style:family="text">
      <style:text-properties officeooo:rsid="00163ba4"/>
    </style:style>
    <style:style style:name="T7" style:family="text">
      <style:text-properties officeooo:rsid="00179488"/>
    </style:style>
    <style:style style:name="T8" style:family="text">
      <style:text-properties officeooo:rsid="00190a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 Personnel </text:p>
      <text:p text:style-name="P1"/>
      <text:p text:style-name="P11">Ce que j’ai fait dans le projet :</text:p>
      <text:p text:style-name="P11"/>
      <text:p text:style-name="P2">Pour le sprint 0 , je me suis occupé de créer un groupe sur Taïga <text:s/>et d’inviter les autres membres de mon groupe pour pouvoir commencer à s’organiser.</text:p>
      <text:p text:style-name="P2"><text:s/></text:p>
      <text:p text:style-name="P2">Lors du sprint 1, nous avons commencé à créer la base du jeu en essayant d’implémenter un terrain et un personnage qui évolue dans ce dernier . Il n’y avait pas d’organisation précise de <text:span text:style-name="T7">c</text:span>e que l’on devait faire et le mod<text:span text:style-name="T7">èle</text:span> MVC n’était pas au point. On essayait simplement d ‘apprendre le fonctionnement du jeu de façon empirique. </text:p>
      <text:p text:style-name="P2"/>
      <text:p text:style-name="P2">Lors du sprint 2, nous avons revu l’organisation de nos classes et différentes tâches ont été attribuées aux différents membres du groupe. Pendant cette période, je me suis occupé de la création des classes pour les élèves(tourelles) et les ennemis en définissant des sous-classes ainsi que leurs attributs. J’ai dessiné plusieurs diagrammes complets avant de programmer ces classes.</text:p>
      <text:p text:style-name="P2"/>
      <text:p text:style-name="P2">Lors du sprint3, <text:span text:style-name="T1">j’ai crée la vue fxml avec des boutons avec sceneBuilder. J’ai donc mis la vue du terrain dans le fxml et relier les boutons avec des fonctions dans le controller pour faire en sorte que lorsque l’on clique sur un bouton on puisse poser un certain type d’élèves sur le terrain.</text:span></text:p>
      <text:p text:style-name="P2"/>
      <text:p text:style-name="P3">Lors du sprint4, je me suis occupé de la gestion de l’argent et des points de vie du joueur. J’ai d<text:span text:style-name="T7">û</text:span> rajouter des textfields pour afficher la valeur de l’argent et la vie et les relier au controller avec des binds. J’ai d<text:span text:style-name="T7">û</text:span> rajouter des fonctions pour rajouter ou enlever des points de l’argent en gérant des exceptions. J’ai fait en sorte que les points de vies diminuent quand un ennmi franchit l’arrivée, que l’argent soit crédité selon quel <text:span text:style-name="T7">t</text:span>ype d’ennemi meurt et que l’argent soit débité quand on ajoute un élève.</text:p>
      <text:p text:style-name="P3"/>
      <text:p text:style-name="P4">Lors du sprint5, j’avais terminé l’essentiel de ce que je devais faire dans le jeu. Je voulais créer un éditeur de niveau<text:span text:style-name="T7">x</text:span>. J’ai commencé à le faire en mode console demandant case par case quel objet de décors on voulait attribuer à cette case. Mais je n’en voya<text:span text:style-name="T7">is</text:span> pas vraiment l’intérêt puisque le joueur ne pourrait pas voir la carte en temps réel et le faire avec une interface graphique et un système de drag and drop m’aurait pris trop <text:span text:style-name="T7">de</text:span> temps et je n’aurai pas pu le finir en une semaine. J’ai donc commencer à me renseigner pour la documentation du projet et expliquer les mockups de notre jeu.</text:p>
      <text:p text:style-name="P4"/>
      <text:p text:style-name="P4"/>
      <text:p text:style-name="P12">Mon avis sur le fonctionnement du groupe et ma place dans le groupe :</text:p>
      <text:p text:style-name="P6">Au départ, j’avais du mal à m’adapter à la méthode de travail de mon groupe. Cela s’explique par le fait que je n’étais pas au point sur le fonctionnement de javaFx et que les autres membres de mon groupe avançaient <text:span text:style-name="T3">plus rapidement alors que l’organisation du code ne correspondait pas à la MVC.</text:span></text:p>
      <text:p text:style-name="P7">J’ai rattrapé le reste de mon groupe lorsq<text:span text:style-name="T7">ue l</text:span>’on s’est réparti les tâches avec Taiga et que l’on a fait une refonte du code pour respecter la MVC.</text:p>
      <text:p text:style-name="P7"/>
      <text:p text:style-name="P7">Le groupe fonctionnait bien au niveau de l’avancement du projet et était bien organisé, mais il manquait un peu de communication au niveau de ce que l’on <text:span text:style-name="T5">apportait au projet </text:span><text:s/>puisque certaines parties du code ont d<text:span text:style-name="T7">û</text:span> être modifié profondément pour pouvoir fonctionner avec l’ensemble du projet.</text:p>
      <text:p text:style-name="P7"/>
      <text:p text:style-name="P14">Ce que j’ai appris sur mes difficultés et mes points forts :</text:p>
      <text:p text:style-name="P5"/>
      <text:p text:style-name="P8"><text:soft-page-break/>Ma principal<text:span text:style-name="T8">e</text:span> difficulté a été de m’adapter aux interfaces graphiques et au concept de MVC <text:s text:c="2"/>que l’on avait vu<text:span text:style-name="T8">s</text:span> brièvement aux cours précédents au projet, je n’avais pas assez d’expérience et j’avais beaucoup d’interrogations. J’ai appris à m’adapter et apprendre tout au long du projet pour combler les zones d’ombre qui m’apparaissaient en programmant. <text:s/>J’avais aussi du mal à comprendre le fonctionnement de gitLab après que les membres de mon groupe m’ont aidé à <text:span text:style-name="T8">terminer</text:span> mon dépôt, j’ai trouvé la fonctionnalité très utiles pour gérer les versions du projet.</text:p>
      <text:p text:style-name="P8"/>
      <text:p text:style-name="P9"><text:span text:style-name="T6">Un de mes points forts</text:span> <text:span text:style-name="T6">est</text:span> <text:s/>l’organi<text:span text:style-name="T8">s</text:span>ation en mettant en place des diagrammes de classes avant de programmer des classes utilisant la conception orientée objet et l’utilisation de <text:span text:style-name="T8">T</text:span>aiga aisni que la création de plusieurs branches sur GitLab. </text:p>
      <text:p text:style-name="P10">Un autre point fort est ma capacit<text:span text:style-name="T8">é</text:span> à m’adapter au code de mon groupe pour pouvoir implémenter d’autres fonctionnalités. </text:p>
      <text:p text:style-name="P9"><text:s/></text:p>
      <text:p text:style-name="P8"/>
      <text:p text:style-name="P13">Liste détaillée de ce que j’ai fait :</text:p>
      <text:p text:style-name="P13"/>
      <text:p text:style-name="P13">-<text:span text:style-name="T4">création de plusieurs branches Gittlab</text:span></text:p>
      <text:p text:style-name="P4">-Initialisation de Taiga</text:p>
      <text:p text:style-name="P4">-Définition des distances d’attaques pour les élèves</text:p>
      <text:p text:style-name="P4">-Définir les dégâts infligés pour les élèves</text:p>
      <text:p text:style-name="P4">-Création diagramme de classe pour les différents élèves</text:p>
      <text:p text:style-name="P4">-refonte de la classe EleveModel</text:p>
      <text:p text:style-name="P4">-Mettre différents images pour les élèves</text:p>
      <text:p text:style-name="P4">-créers différents types d’élèves</text:p>
      <text:p text:style-name="P4">-création des classes ennemis </text:p>
      <text:p text:style-name="P4">-<text:span text:style-name="T2">création de la vue fxml avec les boutons sur SceneBuilder</text:span></text:p>
      <text:p text:style-name="P4">-<text:span text:style-name="T2">modification <text:tab/>de la fonction pour créer un élèves en prenant en compte le choix des boutons</text:span></text:p>
      <text:p text:style-name="P4">-<text:span text:style-name="T2">ajout du terrainView dans le fxml avec BorderPane</text:span></text:p>
      <text:p text:style-name="P6">-créer des fonctions associées aux boutons pour changer de type d’élève</text:p>
      <text:p text:style-name="P6">-Création du fonction booléenne pour indiquer si l’on peut acheter un élève</text:p>
      <text:p text:style-name="P6">-ajout fonction pour créditer de l’argent</text:p>
      <text:p text:style-name="P6">-ajout fonction pour débiter de l’argent</text:p>
      <text:p text:style-name="P6">-création des binds pour associer les variables argent et vie à l’affichage </text:p>
      <text:p text:style-name="P6">-ajout fonction getter argent</text:p>
      <text:p text:style-name="P6">-ajout attribut dans les classes des élèves prixEleve</text:p>
      <text:p text:style-name="P6">-ajout attribut valeurArgent pour les ennemis <text:s/>(somme gagné quand l’ennemi meurt)</text:p>
      <text:p text:style-name="P6">-ajout fenêtre au fxml qui affiche l’argent et la vie</text:p>
      <text:p text:style-name="P6">-gestion du changement d’élève si l’on peut pas les acheter ou les poser</text:p>
      <text:p text:style-name="P6">-Documentation : expliquation des maquettes (mockups)</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0:52:41.340795157</meta:creation-date>
    <dc:date>2017-06-14T18:21:45.391753513</dc:date>
    <meta:editing-duration>PT9M39S</meta:editing-duration>
    <meta:editing-cycles>2</meta:editing-cycles>
    <meta:generator>LibreOffice/5.1.6.2$Linux_X86_64 LibreOffice_project/10m0$Build-2</meta:generator>
    <meta:document-statistic meta:table-count="0" meta:image-count="0" meta:object-count="0" meta:page-count="2" meta:paragraph-count="42" meta:word-count="901" meta:character-count="5351" meta:non-whitespace-character-count="4474"/>
  </office:meta>
</office:document-meta>
</file>